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29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7.7pt"/>
    </style:style>
    <style:style style:name="co8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display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08:17:56.669552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12T08:23:28.039525174</dc:date>
    <meta:editing-duration>P1DT13H26M5S</meta:editing-duration>
    <meta:editing-cycles>30</meta:editing-cycles>
    <meta:generator>LibreOffice/5.4.2.2$MacOSX_X86_64 LibreOffice_project/22b09f6418e8c2d508a9eaf86b2399209b0990f4</meta:generator>
    <meta:document-statistic meta:table-count="2" meta:cell-count="139" meta:object-count="0"/>
  </office:meta>
</office:document-meta>
</file>